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/>
    </style:style>
    <style:style style:name="T7" style:family="text">
      <style:text-properties fo:font-size="14pt" style:text-underline-style="solid" style:text-underline-width="auto" style:text-underline-color="font-color"/>
    </style:style>
    <style:style style:name="T8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aked Chicken Legs </text:span><text:line-break/><text:line-break/><text:line-break/>This is my favorite super easy meal of all time.<text:line-break/><text:line-break/>Chicken legs, enough to feed your family<text:line-break/>Seasoning salt<text:line-break/><text:line-break/>Lay the chicken legs out on a tray and sprinkle with seasoning salt. Bake these in a 400 degree oven for about an hour or until well cooked. I serve these with garlic roasted potatoes that can be cooked right along side of the chicken. I have also served this with baked potatoes that can be baked with the chicken too. A salad or cooked vegetable or sliced fresh fruit makes a great meal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55:00.80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96" meta:character-count="518"/>
  </office:meta>
</office:document-meta>
</file>